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0acf" officeooo:paragraph-rsid="00000acf"/>
    </style:style>
    <style:style style:name="P2" style:family="paragraph" style:parent-style-name="Standard" style:list-style-name="L1">
      <style:text-properties officeooo:rsid="000207dc" officeooo:paragraph-rsid="000207dc"/>
    </style:style>
    <style:style style:name="P3" style:family="paragraph" style:parent-style-name="Standard">
      <style:text-properties officeooo:rsid="000207dc" officeooo:paragraph-rsid="000207dc"/>
    </style:style>
    <style:style style:name="P4" style:family="paragraph" style:parent-style-name="Standard">
      <style:text-properties officeooo:rsid="00021454" officeooo:paragraph-rsid="00021454"/>
    </style:style>
    <style:style style:name="P5" style:family="paragraph" style:parent-style-name="Standard" style:list-style-name="L1">
      <style:text-properties officeooo:rsid="00021454" officeooo:paragraph-rsid="00021454"/>
    </style:style>
    <style:style style:name="P6" style:family="paragraph" style:parent-style-name="Standard">
      <style:text-properties officeooo:rsid="00021454" officeooo:paragraph-rsid="0016fd07"/>
    </style:style>
    <style:style style:name="P7" style:family="paragraph" style:parent-style-name="Standard">
      <style:text-properties officeooo:rsid="00031d13" officeooo:paragraph-rsid="00031d13"/>
    </style:style>
    <style:style style:name="P8" style:family="paragraph" style:parent-style-name="Standard" style:list-style-name="L2">
      <style:text-properties officeooo:rsid="00031d13" officeooo:paragraph-rsid="00031d13"/>
    </style:style>
    <style:style style:name="P9" style:family="paragraph" style:parent-style-name="Standard" style:list-style-name="L2">
      <style:text-properties officeooo:rsid="000341ac" officeooo:paragraph-rsid="000341ac"/>
    </style:style>
    <style:style style:name="P10" style:family="paragraph" style:parent-style-name="Standard">
      <style:text-properties officeooo:rsid="000341ac" officeooo:paragraph-rsid="000341ac"/>
    </style:style>
    <style:style style:name="P11" style:family="paragraph" style:parent-style-name="Standard">
      <style:text-properties officeooo:rsid="0003d0d4" officeooo:paragraph-rsid="0003d0d4"/>
    </style:style>
    <style:style style:name="P12" style:family="paragraph" style:parent-style-name="Standard" style:list-style-name="L3">
      <style:text-properties officeooo:rsid="0003d0d4" officeooo:paragraph-rsid="0003d0d4"/>
    </style:style>
    <style:style style:name="P13" style:family="paragraph" style:parent-style-name="Standard">
      <style:text-properties officeooo:rsid="00075027" officeooo:paragraph-rsid="00075027"/>
    </style:style>
    <style:style style:name="P14" style:family="paragraph" style:parent-style-name="Standard">
      <style:text-properties officeooo:rsid="0007b4ef" officeooo:paragraph-rsid="0007b4ef"/>
    </style:style>
    <style:style style:name="P15" style:family="paragraph" style:parent-style-name="Standard">
      <style:text-properties officeooo:rsid="0007b4ef" officeooo:paragraph-rsid="000b47d8"/>
    </style:style>
    <style:style style:name="P16" style:family="paragraph" style:parent-style-name="Standard">
      <style:text-properties officeooo:rsid="0009448b" officeooo:paragraph-rsid="0009448b"/>
    </style:style>
    <style:style style:name="P17" style:family="paragraph" style:parent-style-name="Standard">
      <style:text-properties officeooo:rsid="0009448b" officeooo:paragraph-rsid="000b47d8"/>
    </style:style>
    <style:style style:name="P18" style:family="paragraph" style:parent-style-name="Standard" style:list-style-name="L2">
      <style:text-properties officeooo:rsid="000e3a92" officeooo:paragraph-rsid="000e3a92"/>
    </style:style>
    <style:style style:name="P19" style:family="paragraph" style:parent-style-name="Standard" style:list-style-name="L1">
      <style:text-properties officeooo:rsid="00112a99" officeooo:paragraph-rsid="00112a99"/>
    </style:style>
    <style:style style:name="P20" style:family="paragraph" style:parent-style-name="Standard" style:list-style-name="L2">
      <style:text-properties officeooo:rsid="0013c427" officeooo:paragraph-rsid="0013c427"/>
    </style:style>
    <style:style style:name="P21" style:family="paragraph" style:parent-style-name="Standard">
      <style:text-properties officeooo:rsid="0019ea2f" officeooo:paragraph-rsid="0019ea2f"/>
    </style:style>
    <style:style style:name="P22" style:family="paragraph" style:parent-style-name="Standard" style:list-style-name="L4">
      <style:text-properties fo:font-weight="normal" officeooo:rsid="0019ea2f" officeooo:paragraph-rsid="0019ea2f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1a9c55" officeooo:paragraph-rsid="001a9c55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1bbd2d" officeooo:paragraph-rsid="001bbd2d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1d3bab" officeooo:paragraph-rsid="001d3bab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1f0d30" officeooo:paragraph-rsid="001f0d30" style:font-weight-asian="normal" style:font-weight-complex="normal"/>
    </style:style>
    <style:style style:name="P27" style:family="paragraph" style:parent-style-name="Standard" style:list-style-name="L4">
      <style:text-properties officeooo:rsid="001f7002" officeooo:paragraph-rsid="001f7002"/>
    </style:style>
    <style:style style:name="P28" style:family="paragraph" style:parent-style-name="Standard">
      <style:text-properties officeooo:rsid="001f7002" officeooo:paragraph-rsid="001f7002"/>
    </style:style>
    <style:style style:name="T1" style:family="text">
      <style:text-properties officeooo:rsid="0003d0d4"/>
    </style:style>
    <style:style style:name="T2" style:family="text">
      <style:text-properties officeooo:rsid="0007b4ef"/>
    </style:style>
    <style:style style:name="T3" style:family="text">
      <style:text-properties officeooo:rsid="000b47d8"/>
    </style:style>
    <style:style style:name="T4" style:family="text">
      <style:text-properties officeooo:rsid="000d8274"/>
    </style:style>
    <style:style style:name="T5" style:family="text">
      <style:text-properties officeooo:rsid="000dbdf9"/>
    </style:style>
    <style:style style:name="T6" style:family="text">
      <style:text-properties officeooo:rsid="000fa5e8"/>
    </style:style>
    <style:style style:name="T7" style:family="text">
      <style:text-properties officeooo:rsid="00112a99"/>
    </style:style>
    <style:style style:name="T8" style:family="text">
      <style:text-properties officeooo:rsid="0013c427"/>
    </style:style>
    <style:style style:name="T9" style:family="text">
      <style:text-properties officeooo:rsid="0014a2ac"/>
    </style:style>
    <style:style style:name="T10" style:family="text">
      <style:text-properties officeooo:rsid="00212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4763672133189879" text:style-name="L1">
        <text:list-item>
          <text:p text:style-name="P1">A community of like-minded individuals that share stories in a constantly-expanding universe, whether by placing themselves in it or adding elements in other ways.</text:p>
        </text:list-item>
        <text:list-item>
          <text:p text:style-name="P1">Users can communicate with each other through messaging to cooperate on projects.</text:p>
        </text:list-item>
        <text:list-item>
          <text:p text:style-name="P2">Users will be given a template that allows them to create or even become a character, and the options available will be vast.</text:p>
        </text:list-item>
        <text:list-item>
          <text:p text:style-name="P2">Story will be told in Tales, a short story about an event concerning certain characters.</text:p>
        </text:list-item>
        <text:list-item>
          <text:p text:style-name="P5">Users can create more categories in the fields if desired, but if ratings for such a category are low, administrators will be alerted to its presence to contemplate deletion</text:p>
        </text:list-item>
        <text:list-item>
          <text:p text:style-name="P2">Users will have username, password, Characters, Tales, and an inbox</text:p>
        </text:list-item>
        <text:list-item>
          <text:p text:style-name="P2"/>
        </text:list-item>
      </text:list>
      <text:p text:style-name="P3"/>
      <text:list xml:id="list150209526767155" text:continue-numbering="true" text:style-name="L1">
        <text:list-item>
          <text:p text:style-name="P5">Admin status can be assigned to users <text:span text:style-name="T7">and revoked</text:span> by other admins</text:p>
        </text:list-item>
        <text:list-item>
          <text:p text:style-name="P5">If a user is an admin, they can edit or delete Characters and Tales by other users</text:p>
        </text:list-item>
        <text:list-item>
          <text:p text:style-name="P19">Implement ratings system</text:p>
        </text:list-item>
      </text:list>
      <text:p text:style-name="P4"/>
      <text:p text:style-name="P4"/>
      <text:p text:style-name="P21">Phase 1:</text:p>
      <text:p text:style-name="P21"/>
      <text:list xml:id="list5671202003398016341" text:style-name="L4">
        <text:list-item>
          <text:p text:style-name="P22">What is your idea?</text:p>
          <text:list>
            <text:list-item>
              <text:p text:style-name="P22">A site where users can sign up for and read/write fantasy stories in an ever-expanding universe.</text:p>
            </text:list-item>
          </text:list>
        </text:list-item>
        <text:list-item>
          <text:p text:style-name="P22">MVP</text:p>
          <text:list>
            <text:list-item>
              <text:p text:style-name="P22">Users can sign in, sign out, create user</text:p>
            </text:list-item>
            <text:list-item>
              <text:p text:style-name="P22">People without an account can still read the site’s content, they just can’t create any of their own</text:p>
            </text:list-item>
            <text:list-item>
              <text:p text:style-name="P23">Users can send each other messages/mail through the site to collaborate on projects, and collaborators can be added to projects to give them permission to edit it</text:p>
            </text:list-item>
            <text:list-item>
              <text:p text:style-name="P24">Admins can delete user-created content if it doesn’t coincide with the rules of the site</text:p>
            </text:list-item>
            <text:list-item>
              <text:p text:style-name="P25">Any User-created content can have comments from other users providing feeback</text:p>
            </text:list-item>
          </text:list>
        </text:list-item>
        <text:list-item>
          <text:p text:style-name="P23">post MVP</text:p>
          <text:list>
            <text:list-item>
              <text:p text:style-name="P23">Users can instant-message each other</text:p>
            </text:list-item>
            <text:list-item>
              <text:p text:style-name="P25">Users can be emailed if they have a new message in their account’s inbox, or if something was deleted in accordance with the site’s rules</text:p>
            </text:list-item>
            <text:list-item>
              <text:p text:style-name="P26">Implement a ratings system on user-created content that either alerts an administrator about the situation so that they can decide whether or not to delete the conent.</text:p>
            </text:list-item>
          </text:list>
        </text:list-item>
      </text:list>
      <text:p text:style-name="P6"/>
      <text:list xml:id="list150211226926023" text:continue-numbering="true" text:style-name="L4">
        <text:list-item>
          <text:p text:style-name="P27">Create a site where a collective story/universe can be supported and expanded by gathering like-minded writers, and constantly expand the content <text:span text:style-name="T10">within guidelines that encourage creativity without letting it get out of control.</text:span></text:p>
        </text:list-item>
      </text:list>
      <text:p text:style-name="P28"/>
      <text:p text:style-name="P28"/>
      <text:p text:style-name="P28"/>
      <text:p text:style-name="P28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alright lets create a universe in one day. Writing skills are going at 100 percent. Uzuki ganbarimasu</text:p>
      <text:p text:style-name="P7"/>
      <text:p text:style-name="P7"/>
      <text:p text:style-name="P7"/>
      <text:p text:style-name="P7"/>
      <text:p text:style-name="P7"/>
      <text:p text:style-name="P7">Races:</text:p>
      <text:list xml:id="list8925134690649265065" text:style-name="L2">
        <text:list-item>
          <text:p text:style-name="P8">Human</text:p>
        </text:list-item>
        <text:list-item>
          <text:p text:style-name="P8">Dwarf</text:p>
        </text:list-item>
        <text:list-item>
          <text:p text:style-name="P8">Elf</text:p>
          <text:list>
            <text:list-item>
              <text:p text:style-name="P8">Wood Elf</text:p>
            </text:list-item>
            <text:list-item>
              <text:p text:style-name="P8">Dark Elf</text:p>
            </text:list-item>
          </text:list>
        </text:list-item>
        <text:list-item>
          <text:p text:style-name="P8">Heteromorphic races</text:p>
          <text:list>
            <text:list-item>
              <text:p text:style-name="P8">Insects, animals, etc, <text:span text:style-name="T1">these include lycans</text:span></text:p>
            </text:list-item>
          </text:list>
        </text:list-item>
        <text:list-item>
          <text:p text:style-name="P9">Supernatural Races</text:p>
          <text:list>
            <text:list-item>
              <text:p text:style-name="P9">Undead, angelic, <text:span text:style-name="T1">demonic, these include vampires</text:span></text:p>
            </text:list-item>
          </text:list>
        </text:list-item>
        <text:list-item>
          <text:p text:style-name="P18"><text:span text:style-name="T8">fuck</text:span> it, b<text:span text:style-name="T8">e anything you want</text:span>.</text:p>
        </text:list-item>
        <text:list-item>
          <text:p text:style-name="P20">Be an angelic fetus for all I care</text:p>
        </text:list-item>
      </text:list>
      <text:p text:style-name="P10"/>
      <text:p text:style-name="P10"/>
      <text:p text:style-name="P11">Elements:</text:p>
      <text:list xml:id="list4913368930940642641" text:style-name="L3">
        <text:list-item>
          <text:p text:style-name="P12">Fire</text:p>
        </text:list-item>
        <text:list-item>
          <text:p text:style-name="P12">Water</text:p>
        </text:list-item>
        <text:list-item>
          <text:p text:style-name="P12">Wind</text:p>
        </text:list-item>
        <text:list-item>
          <text:p text:style-name="P12"><text:soft-page-break/>Earth</text:p>
        </text:list-item>
        <text:list-item>
          <text:p text:style-name="P12">Light</text:p>
        </text:list-item>
        <text:list-item>
          <text:p text:style-name="P12">Dark</text:p>
        </text:list-item>
      </text:list>
      <text:p text:style-name="P11"/>
      <text:p text:style-name="P13">Major and lesser gods exist, the major gods are the ones that are wel<text:span text:style-name="T2">l</text:span> known and derive their power from those that worship them. Lesser gods can decide to make a name for themselves to become a part of the world’s pantheon.</text:p>
      <text:p text:style-name="P13"/>
      <text:p text:style-name="P13"/>
      <text:p text:style-name="P14">Character Creation Template</text:p>
      <text:p text:style-name="P14"/>
      <text:p text:style-name="P14">Name:</text:p>
      <text:p text:style-name="P14"/>
      <text:p text:style-name="P14">Race:</text:p>
      <text:p text:style-name="P14"/>
      <text:p text:style-name="P14">Gender:</text:p>
      <text:p text:style-name="P14"/>
      <text:p text:style-name="P14">Class:</text:p>
      <text:p text:style-name="P14"/>
      <text:p text:style-name="P16">Alignment:</text:p>
      <text:p text:style-name="P16"/>
      <text:p text:style-name="P16"/>
      <text:p text:style-name="P16"/>
      <text:p text:style-name="P16"/>
      <text:p text:style-name="P14"/>
      <text:p text:style-name="P14">Biography <text:span text:style-name="T4">(Place of origin, social class, family, origin story, relationships, This in itself could be considered a tale)</text:span>:</text:p>
      <text:p text:style-name="P14"/>
      <text:p text:style-name="P14"/>
      <text:p text:style-name="P14"/>
      <text:p text:style-name="P15">Character Creation Template</text:p>
      <text:p text:style-name="P15"/>
      <text:p text:style-name="P15">Name: <text:span text:style-name="T3">Randall</text:span></text:p>
      <text:p text:style-name="P15"/>
      <text:p text:style-name="P15">Race: <text:span text:style-name="T3">Human</text:span></text:p>
      <text:p text:style-name="P15"/>
      <text:p text:style-name="P15">Gender: <text:span text:style-name="T3">Male</text:span></text:p>
      <text:p text:style-name="P15"/>
      <text:p text:style-name="P15">Class: <text:span text:style-name="T6">Chaos Knight</text:span></text:p>
      <text:p text:style-name="P15"/>
      <text:p text:style-name="P17">Alignment: <text:span text:style-name="T5">True Neutral</text:span></text:p>
      <text:p text:style-name="P17"/>
      <text:p text:style-name="P17"/>
      <text:p text:style-name="P15"/>
      <text:p text:style-name="P15">Biography: <text:span text:style-name="T9">Started off as your average, run-of-the-mill adventurer. He hopped from party to party to learn various skills and once he could become an advanced job class, decided to become a Dark Knight. With a newfound direction, he set off to find someone who could teach him the necessary skills, but was forced into a Paladin program by the local church. After years of paladin training, and a </text:span><text:soft-page-break/><text:span text:style-name="T9">genuine dislike for the church, he met a lich disguised as a human operating a general store in the same town. He begged her to teach him dark magic to fulfill his original goal. In the name of comedic pity, she taught him dark magic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0:50:11.044793613</meta:creation-date>
    <dc:date>2017-09-18T15:02:09.181187995</dc:date>
    <meta:editing-duration>PT18M5S</meta:editing-duration>
    <meta:editing-cycles>1</meta:editing-cycles>
    <meta:document-statistic meta:table-count="0" meta:image-count="0" meta:object-count="0" meta:page-count="4" meta:paragraph-count="59" meta:word-count="637" meta:character-count="3583" meta:non-whitespace-character-count="3043"/>
    <meta:generator>LibreOffice/5.1.6.2$Linux_X86_64 LibreOffice_project/10m0$Build-2</meta:generator>
  </office:meta>
</office:document-meta>
</file>